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Solidaridad in the Quintana Roo state of Mexico, SWEAR THAT:</text:p>
      <text:p text:style-name="P6"/>
      <text:p text:style-name="P3">I served Minister of Public Safety and Emergency Preparedness with Reply to his Response on the Motion to appeal Protonotary's Orders by sending a copy by fax on November 29, 2017 to Eric Peterson, solicitor for the Defendant, at (416) 973-5004.</text:p>
      <text:p text:style-name="P3"/>
      <text:p text:style-name="P3">Sworn before me at the City of Solidaridad <text:s text:c="2"/>in the Quintana Roo state of Mexico on November 29, 2017.</text:p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4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Solidaridad en el Estado Quintana Roo de Mexico, JURAMOS QUE:</text:p>
      <text:p text:style-name="P6"/>
      <text:p text:style-name="P3">He servido al Ministro de Seguridad Pública y Preparación de Emergencias con Responda a su respuesta sobre la moción para apelar las órdenes de Protonotary enviando una copia por fax el 29 de noviembre de 2017 a Eric Peterson, abogado de la Demandada, al (416) 973-5004</text:p>
      <text:p text:style-name="P3"/>
      <text:p text:style-name="P3">Jurado ante mí en la Ciudad de Solidaridad en el Estado Quintana Roo de Mexico el 29 de noviembre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7-11-29T14:41:23.10</dc:date>
    <meta:generator>OpenOffice/4.0.1$Win32 OpenOffice.org_project/401m5$Build-9714</meta:generator>
    <meta:editing-duration>PT3H8M21S</meta:editing-duration>
    <meta:editing-cycles>9</meta:editing-cycles>
    <meta:document-statistic meta:table-count="0" meta:image-count="0" meta:object-count="0" meta:page-count="2" meta:paragraph-count="42" meta:word-count="252" meta:character-count="1607"/>
  </office:meta>
</office:document-meta>
</file>